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2.17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66ff99" fo:border-left="0.088cm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88cm solid #000000" fo:border-right="none" fo:border-top="non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88cm solid #000000" fo:border-left="0.088cm solid #000000" fo:border-right="none" fo:border-top="non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fo:border-left="none" fo:border-right="none" fo:border-top="0.088cm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0000cc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66ff99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88cm solid #000000" fo:border-left="none" fo:border-right="none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1pt" style:font-name-asian="Arial Unicode MS" style:font-size-asian="11pt" style:font-name-complex="Arial Unicode MS" style:font-size-complex="11pt"/>
    </style:style>
    <style:style style:name="ce24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6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7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1pt" style:font-size-asian="11pt" style:font-size-complex="11pt"/>
    </style:style>
    <style:style style:name="ce28" style:family="table-cell" style:parent-style-name="Default">
      <style:table-cell-properties fo:background-color="#dddddd"/>
      <style:text-properties fo:color="#b2b2b2" fo:font-size="11pt" style:font-size-asian="11pt" style:font-size-complex="11pt"/>
    </style:style>
    <style:style style:name="ce29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1pt" style:font-name-asian="Arial Unicode MS" style:font-size-asian="11pt" style:font-name-complex="Arial Unicode MS" style:font-size-complex="11pt"/>
    </style:style>
    <style:style style:name="ce30" style:family="table-cell" style:parent-style-name="Default">
      <style:table-cell-properties fo:border-bottom="0.088cm solid #000000" fo:background-color="#66ff99" fo:border-left="none" fo:border-right="none" fo:border-top="none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1pt" style:font-size-asian="11pt" style:font-size-complex="11pt"/>
    </style:style>
    <style:style style:name="ce34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1pt" style:font-size-asian="11pt" style:font-size-complex="11pt"/>
    </style:style>
    <style:style style:name="ce37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8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9" style:family="table-cell" style:parent-style-name="Default">
      <style:table-cell-properties fo:border="non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order-left="none" fo:border-right="0.088cm solid #000000" fo:border-top="0.088cm solid #000000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none" fo:border-left="none" fo:border-right="0.088cm solid #000000" fo:border-top="none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0.088cm solid #000000" fo:border-left="none" fo:border-right="0.088cm solid #000000" fo:border-top="none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none" fo:background-color="#cc9900" style:text-align-source="value-type" style:repeat-content="false" fo:border-left="0.088cm solid #000000" fo:border-right="none" fo:border-top="0.088cm solid #000000"/>
      <style:paragraph-properties fo:margin-left="0cm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0.088cm solid #000000" fo:background-color="#cc9900" fo:border-left="0.088cm solid #000000" fo:border-right="none" fo:border-top="none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fo:background-color="#66ff99" fo:border-left="0.088cm solid #000000" fo:border-right="none" fo:border-top="0.088cm solid #000000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088cm solid #000000" fo:background-color="#66ff99" fo:border-left="0.088cm solid #000000" fo:border-right="none" fo:border-top="none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none" fo:background-color="#9999ff" fo:border-left="0.088cm solid #000000" fo:border-right="none" fo:border-top="0.088cm solid #000000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0.088cm solid #000000" fo:background-color="#9999ff" fo:border-left="0.088cm solid #000000" fo:border-right="none" fo:border-top="none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fo:background-color="#cc9900" fo:border-left="none" fo:border-right="none" fo:border-top="0.088cm solid #000000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ff6600"/>
      <style:text-properties fo:color="#ffffff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ff6600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0.088cm solid #000000" fo:background-color="#cc9900" fo:border-left="none" fo:border-right="none" fo:border-top="non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fo:background-color="#66ff99" fo:border-left="none" fo:border-right="none" fo:border-top="0.088cm solid #000000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00cccc"/>
      <style:text-properties fo:font-size="11pt" style:font-size-asian="11pt" style:font-size-complex="11pt"/>
    </style:style>
    <style:style style:name="ce57" style:family="table-cell" style:parent-style-name="Default">
      <style:text-properties style:font-name="Arial" fo:font-size="11pt" style:font-name-asian="Arial Unicode MS" style:font-size-asian="11pt" style:font-name-complex="Arial Unicode MS" style:font-size-complex="11pt"/>
    </style:style>
    <style:style style:name="ce58" style:family="table-cell" style:parent-style-name="Default">
      <style:table-cell-properties fo:border-bottom="none" fo:background-color="#9999ff" fo:border-left="none" fo:border-right="none" fo:border-top="0.088cm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088cm solid #000000" fo:background-color="#9999ff" fo:border-left="none" fo:border-right="none" fo:border-top="non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#cc9900" fo:border-left="none" fo:border-right="0.088cm solid #000000" fo:border-top="0.088cm solid #000000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#ff6600" fo:border-left="none" fo:border-right="0.088cm solid #000000" fo:border-top="non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088cm solid #000000" fo:background-color="#cc9900" fo:border-left="none" fo:border-right="0.088cm solid #000000" fo:border-top="non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66ff99" fo:border-left="none" fo:border-right="0.088cm solid #000000" fo:border-top="0.088cm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00cccc" fo:border-left="none" fo:border-right="0.088cm solid #000000" fo:border-top="non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0.088cm solid #000000" fo:background-color="#66ff99" fo:border-left="none" fo:border-right="0.088cm solid #000000" fo:border-top="non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none" fo:background-color="#9999ff" fo:border-left="none" fo:border-right="0.088cm solid #000000" fo:border-top="0.088cm solid #000000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0.088cm solid #000000" fo:background-color="#9999ff" fo:border-left="none" fo:border-right="0.088cm solid #000000" fo:border-top="none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4" table:default-cell-style-name="ce7"/>
        <table:table-column table:style-name="co11" table:default-cell-style-name="ce7"/>
        <table:table-column table:style-name="co1" table:number-columns-repeated="1007" table:default-cell-style-name="ce7"/>
        <table:table-row table:style-name="ro3">
          <table:table-cell table:style-name="ce1" office:value-type="string">
            <text:p>SCHEMA DE L'ALGORYTHME – FILLIT – {mconnat, mlinhard} at student.42.fr – dec. 2015</text:p>
          </table:table-cell>
          <table:table-cell table:style-name="ce10" table:number-columns-repeated="8"/>
          <table:table-cell table:style-name="ce40"/>
          <table:table-cell table:style-name="ce45" office:value-type="string">
            <text:p>LOOP1_MAPSIZE(liste_pieces) // liste ou un tableau des pieces, a définir</text:p>
          </table:table-cell>
          <table:table-cell table:style-name="ce51" table:number-columns-repeated="4"/>
          <table:table-cell table:style-name="ce60"/>
          <table:table-cell table:number-columns-repeated="1008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11" table:number-columns-repeated="3"/>
          <table:table-cell/>
          <table:table-cell table:style-name="ce31" office:value-type="string">
            <text:p>struct <text:s text:c="3"/>s_mapsnap</text:p>
          </table:table-cell>
          <table:table-cell table:style-name="ce34" table:number-columns-repeated="3"/>
          <table:table-cell table:style-name="ce41"/>
          <table:table-cell table:style-name="ce8" office:value-type="string">
            <text:p><text:s text:c="2"/>{</text:p>
          </table:table-cell>
          <table:table-cell office:value-type="string">
            <text:p>map_size</text:p>
          </table:table-cell>
          <table:table-cell office:value-type="string">
            <text:p><text:s/>= map_size(liste_pieces) // taille de départ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3"/>
          <table:table-cell table:style-name="ce12" office:value-type="string">
            <text:p>PARENT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ENFANT</text:p>
          </table:table-cell>
          <table:table-cell/>
          <table:table-cell table:style-name="ce8" office:value-type="string">
            <text:p>int</text:p>
          </table:table-cell>
          <table:table-cell/>
          <table:table-cell office:value-type="string">
            <text:p>ID // s'incrémente depuis 1</text:p>
          </table:table-cell>
          <table:table-cell/>
          <table:table-cell table:style-name="ce42"/>
          <table:table-cell table:style-name="ce8" office:value-type="string">
            <text:p>s_mapsnap</text:p>
          </table:table-cell>
          <table:table-cell office:value-type="string">
            <text:p>mapsnap</text:p>
          </table:table-cell>
          <table:table-cell office:value-type="string">
            <text:p><text:s/>= // pointe toujours sur le DERNIER maillon (prev permet de remonter)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4" office:value-type="string">
            <text:p>ID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A</text:p>
          </table:table-cell>
          <table:table-cell table:style-name="ce20" office:value-type="string">
            <text:p>B</text:p>
          </table:table-cell>
          <table:table-cell/>
          <table:table-cell table:style-name="ce8" office:value-type="string">
            <text:p>int</text:p>
          </table:table-cell>
          <table:table-cell/>
          <table:table-cell office:value-type="string">
            <text:p>*ok { 3,4,5 } // pieces réstante</text:p>
          </table:table-cell>
          <table:table-cell/>
          <table:table-cell table:style-name="ce42"/>
          <table:table-cell table:style-name="ce8"/>
          <table:table-cell office:value-type="string">
            <text:p><text:s text:c="4"/>snapit(mapsnap (NULL), liste_pieces (build ok), map_str (map vide), last (0), )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5" office:value-type="string">
            <text:p>ok</text:p>
          </table:table-cell>
          <table:table-cell table:style-name="ce12" office:value-type="string">
            <text:p>{1,2,3,4,5 }</text:p>
          </table:table-cell>
          <table:table-cell table:style-name="ce12" office:value-type="string">
            <text:p>// deja pausé → {}</text:p>
          </table:table-cell>
          <table:table-cell table:style-name="ce21"/>
          <table:table-cell/>
          <table:table-cell table:style-name="ce8" office:value-type="string">
            <text:p>char</text:p>
          </table:table-cell>
          <table:table-cell/>
          <table:table-cell office:value-type="string">
            <text:p>*map_str // etat actuel de la map</text:p>
          </table:table-cell>
          <table:table-cell/>
          <table:table-cell table:style-name="ce42"/>
          <table:table-cell table:style-name="ce8"/>
          <table:table-cell table:style-name="ce52" office:value-type="string">
            <text:p>WHILE (42)</text:p>
          </table:table-cell>
          <table:table-cell table:style-name="ce53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>
            <text:p>last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21"/>
          <table:table-cell/>
          <table:table-cell table:style-name="ce8" office:value-type="string">
            <text:p>int</text:p>
          </table:table-cell>
          <table:table-cell/>
          <table:table-cell office:value-type="string">
            <text:p>*last // piece pausé en dernier</text:p>
          </table:table-cell>
          <table:table-cell/>
          <table:table-cell table:style-name="ce42"/>
          <table:table-cell table:style-name="ce8"/>
          <table:table-cell office:value-type="string">
            <text:p><text:s text:c="2"/>{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6" office:value-type="string">
            <text:p>map_str</text:p>
          </table:table-cell>
          <table:table-cell table:style-name="ce14" office:value-type="string">
            <text:p>…....\n…....\n…....\n</text:p>
          </table:table-cell>
          <table:table-cell table:style-name="ce14"/>
          <table:table-cell table:style-name="ce22"/>
          <table:table-cell/>
          <table:table-cell table:style-name="ce8" office:value-type="string">
            <text:p>s_mapsnap</text:p>
          </table:table-cell>
          <table:table-cell/>
          <table:table-cell office:value-type="string">
            <text:p>*prev</text:p>
          </table:table-cell>
          <table:table-cell/>
          <table:table-cell table:style-name="ce42"/>
          <table:table-cell table:style-name="ce8"/>
          <table:table-cell office:value-type="string">
            <text:p>map_str</text:p>
          </table:table-cell>
          <table:table-cell office:value-type="string">
            <text:p><text:s/>= map_str(map_size) // construit one map vide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3" office:value-type="string">
            <text:p>← fonction loop2_mapsnap récursion 0</text:p>
          </table:table-cell>
          <table:table-cell table:style-name="ce15" table:number-columns-repeated="3"/>
          <table:table-cell/>
          <table:table-cell table:style-name="ce8" office:value-type="string">
            <text:p>s_mapsnap</text:p>
          </table:table-cell>
          <table:table-cell/>
          <table:table-cell office:value-type="string">
            <text:p>*next</text:p>
          </table:table-cell>
          <table:table-cell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6" office:value-type="string">
            <text:p>ID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B</text:p>
          </table:table-cell>
          <table:table-cell table:style-name="ce20" office:value-type="string">
            <text:p>C</text:p>
          </table:table-cell>
          <table:table-cell table:style-name="ce32" office:value-type="string">
            <text:p>struct <text:s text:c="3"/>s_mapsnap</text:p>
          </table:table-cell>
          <table:table-cell table:style-name="ce35" table:number-columns-repeated="3"/>
          <table:table-cell table:style-name="ce43"/>
          <table:table-cell table:style-name="ce8"/>
          <table:table-cell office:value-type="string">
            <text:p>If ( LOOP2_MAPSNAP(mapsnap, liste_pieces))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7" office:value-type="string">
            <text:p>ok</text:p>
          </table:table-cell>
          <table:table-cell table:style-name="ce12" office:value-type="string">
            <text:p>{2,3,4,5 }</text:p>
          </table:table-cell>
          <table:table-cell table:style-name="ce12" office:value-type="string">
            <text:p>// deja pausé → {1}</text:p>
          </table:table-cell>
          <table:table-cell table:style-name="ce21"/>
          <table:table-cell/>
          <table:table-cell office:value-type="string">
            <text:p>( ne pas oublier de free ^^)</text:p>
          </table:table-cell>
          <table:table-cell table:number-columns-repeated="2"/>
          <table:table-cell table:style-name="ce42"/>
          <table:table-cell table:style-name="ce8"/>
          <table:table-cell/>
          <table:table-cell office:value-type="string">
            <text:p>break GG ;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7" office:value-type="string">
            <text:p>last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21"/>
          <table:table-cell table:number-columns-repeated="4"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8" office:value-type="string">
            <text:p>map_str</text:p>
          </table:table-cell>
          <table:table-cell table:style-name="ce14" office:value-type="string">
            <text:p><text:s/>“““...\n…....\n…....\n</text:p>
          </table:table-cell>
          <table:table-cell table:style-name="ce14"/>
          <table:table-cell table:style-name="ce22"/>
          <table:table-cell/>
          <table:table-cell table:style-name="Default"/>
          <table:table-cell table:number-columns-repeated="2"/>
          <table:table-cell table:style-name="ce42"/>
          <table:table-cell table:style-name="ce8"/>
          <table:table-cell office:value-type="string">
            <text:p>map_free(map_str) ;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5" office:value-type="string">
            <text:p>← fonction loop2_mapsnap récursion 1</text:p>
          </table:table-cell>
          <table:table-cell table:style-name="ce15" table:number-columns-repeated="4"/>
          <table:table-cell table:number-columns-repeated="3"/>
          <table:table-cell table:style-name="ce42"/>
          <table:table-cell table:style-name="ce8"/>
          <table:table-cell office:value-type="string">
            <text:p>map_size++ // a la fin de cette boucle, toute les solutions on était testé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/>
          <table:table-cell/>
          <table:table-cell table:style-name="ce16" office:value-type="string">
            <text:p>ID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C</text:p>
          </table:table-cell>
          <table:table-cell table:style-name="ce20" office:value-type="string">
            <text:p>D</text:p>
          </table:table-cell>
          <table:table-cell table:number-columns-repeated="3"/>
          <table:table-cell table:style-name="ce42"/>
          <table:table-cell table:style-name="ce8"/>
          <table:table-cell office:value-type="string">
            <text:p><text:s text:c="2"/>}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/>
          <table:table-cell table:style-name="ce17" office:value-type="string">
            <text:p>ok</text:p>
          </table:table-cell>
          <table:table-cell table:style-name="ce12" office:value-type="string">
            <text:p>{3,4,5 }</text:p>
          </table:table-cell>
          <table:table-cell table:style-name="ce12" office:value-type="string">
            <text:p>// deja pausé → {1,2}</text:p>
          </table:table-cell>
          <table:table-cell table:style-name="ce21"/>
          <table:table-cell table:number-columns-repeated="3"/>
          <table:table-cell table:style-name="ce42"/>
          <table:table-cell table:style-name="ce8" office:value-type="string">
            <text:p><text:s text:c="2"/>}</text:p>
          </table:table-cell>
          <table:table-cell table:style-name="ce53" table:number-columns-repeated="4"/>
          <table:table-cell table:style-name="ce61"/>
          <table:table-cell table:number-columns-repeated="1008"/>
        </table:table-row>
        <table:table-row table:style-name="ro3">
          <table:table-cell table:style-name="ce8"/>
          <table:table-cell/>
          <table:table-cell table:style-name="ce17" office:value-type="string">
            <text:p>last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21"/>
          <table:table-cell table:number-columns-repeated="3"/>
          <table:table-cell table:style-name="ce42"/>
          <table:table-cell table:style-name="ce46"/>
          <table:table-cell table:style-name="ce54" table:number-columns-repeated="4"/>
          <table:table-cell table:style-name="ce62"/>
          <table:table-cell table:number-columns-repeated="1008"/>
        </table:table-row>
        <table:table-row table:style-name="ro3">
          <table:table-cell table:style-name="ce8"/>
          <table:table-cell/>
          <table:table-cell table:style-name="ce18" office:value-type="string">
            <text:p>map_str</text:p>
          </table:table-cell>
          <table:table-cell table:style-name="ce23" office:value-type="string">
            <text:p><text:s/>“““...\n…....\n…....\n</text:p>
          </table:table-cell>
          <table:table-cell table:style-name="ce14"/>
          <table:table-cell table:style-name="ce22"/>
          <table:table-cell table:number-columns-repeated="3"/>
          <table:table-cell table:style-name="ce42"/>
          <table:table-cell table:style-name="ce47" office:value-type="string">
            <text:p>LOOP2_MAPSNAP(snap_list, liste_pieces)</text:p>
          </table:table-cell>
          <table:table-cell table:style-name="ce55" table:number-columns-repeated="4"/>
          <table:table-cell table:style-name="ce63"/>
          <table:table-cell table:number-columns-repeated="1008"/>
        </table:table-row>
        <table:table-row table:style-name="ro3">
          <table:table-cell table:style-name="ce8"/>
          <table:table-cell/>
          <table:table-cell table:style-name="ce3" office:value-type="string">
            <text:p>← fonction loop2_mapsnap récursion 2</text:p>
          </table:table-cell>
          <table:table-cell table:style-name="ce15" table:number-columns-repeated="4"/>
          <table:table-cell table:number-columns-repeated="2"/>
          <table:table-cell table:style-name="ce42"/>
          <table:table-cell table:style-name="ce8" office:value-type="string">
            <text:p><text:s text:c="2"/>{</text:p>
          </table:table-cell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4" office:value-type="string">
            <text:p>ID</text:p>
          </table:table-cell>
          <table:table-cell table:style-name="ce27" office:value-type="string">
            <text:p>C</text:p>
          </table:table-cell>
          <table:table-cell table:style-name="ce27" office:value-type="string">
            <text:p>D</text:p>
          </table:table-cell>
          <table:table-cell table:style-name="ce36" office:value-type="string">
            <text:p>AUCUN</text:p>
          </table:table-cell>
          <table:table-cell office:value-type="string">
            <text:p>← la récursion n'est pas relancé </text:p>
          </table:table-cell>
          <table:table-cell/>
          <table:table-cell table:style-name="ce42"/>
          <table:table-cell table:style-name="ce8" office:value-type="string">
            <text:p>int</text:p>
          </table:table-cell>
          <table:table-cell office:value-type="string">
            <text:p>*reste = snap_list-&gt;ok ;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5" office:value-type="string">
            <text:p>ok</text:p>
          </table:table-cell>
          <table:table-cell table:style-name="ce28" office:value-type="string">
            <text:p>{4,5 }</text:p>
          </table:table-cell>
          <table:table-cell table:style-name="ce28" office:value-type="string">
            <text:p>// deja pausé → {1,2,3}</text:p>
          </table:table-cell>
          <table:table-cell table:style-name="ce37"/>
          <table:table-cell office:value-type="string">
            <text:p>depuis ce snap il est supprimé </text:p>
          </table:table-cell>
          <table:table-cell/>
          <table:table-cell table:style-name="ce42"/>
          <table:table-cell table:style-name="ce8"/>
          <table:table-cell table:style-name="ce56" office:value-type="string">
            <text:p>WHILE (*reste++) // on parcours les pieces a pauser</text:p>
          </table:table-cell>
          <table:table-cell table:style-name="ce56" table:number-columns-repeated="3"/>
          <table:table-cell table:style-name="ce64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5" office:value-type="string">
            <text:p>last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7"/>
          <table:table-cell office:value-type="string">
            <text:p>de la liste s_mapsnap mapsnap ;</text:p>
          </table:table-cell>
          <table:table-cell/>
          <table:table-cell table:style-name="ce42"/>
          <table:table-cell table:style-name="ce8"/>
          <table:table-cell office:value-type="string">
            <text:p>reste = { 1, 2, 3, 4, 5 }</text:p>
          </table:table-cell>
          <table:table-cell/>
          <table:table-cell office:value-type="string">
            <text:p>*reste = 1</text:p>
          </table:table-cell>
          <table:table-cell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6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33"/>
          <table:table-cell table:style-name="ce38"/>
          <table:table-cell office:value-type="string">
            <text:p>car aucune pièce n'a fonctionné</text:p>
          </table:table-cell>
          <table:table-cell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5" office:value-type="string">
            <text:p>← fonction loop2_mapsnap récursion 3</text:p>
          </table:table-cell>
          <table:table-cell table:style-name="ce15" table:number-columns-repeated="3"/>
          <table:table-cell table:number-columns-repeated="2"/>
          <table:table-cell table:style-name="ce42"/>
          <table:table-cell table:style-name="ce8"/>
          <table:table-cell office:value-type="string">
            <text:p>Si on pause la piece 1 {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 office:value-type="string">
            <text:p>POUR PAUSER UNE PIECE, LE TABLEAU D'INT EST PARCOURU</text:p>
          </table:table-cell>
          <table:table-cell table:number-columns-repeated="8"/>
          <table:table-cell table:style-name="ce42"/>
          <table:table-cell table:style-name="ce8"/>
          <table:table-cell table:style-name="ce57" office:value-type="string">
            <text:p>Mapsnap =</text:p>
          </table:table-cell>
          <table:table-cell office:value-type="string">
            <text:p>snapit(mapsnap (prev), reste (sans 1), map_str (comprenant 1), last (1) )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 office:value-type="string">
            <text:p>QUAND LA BOUCLE SE TERMINE, AUCUNE PIECES NEST PAUSER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LOOP2_MAPSNAP(mapsnap, list_piece (complete))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IL FAUT DONC REVENIR EN ARRIERE,</text:p>
          </table:table-cell>
          <table:table-cell table:number-columns-repeated="8"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ON SUPPRIME LE SNAP ACTUEL (D, CELUI OU ON PAUSE LA 3)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C'EST CETTE ACTION QUI GENERE LA RECURSION LE TEST DE TTE LES COMBINAISON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CAR IL EMPECHE DE PAUSER DAUTRE PIECES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<text:s text:c="2"/>}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PUIS ON RENDS RETURN 0, LA BOUCLE PRECEDENTE REPRENDS LA MAINS</text:p>
          </table:table-cell>
          <table:table-cell table:number-columns-repeated="8"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ELLE VA ESSAYER DE PAUSER LA PIECES 4 PUISQUE L'OPERATION SUR LA 3 EST FINI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reste++ // 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5" office:value-type="string">
            <text:p>← fonction loop2_mapsnap récursion 4</text:p>
          </table:table-cell>
          <table:table-cell table:style-name="ce15" table:number-columns-repeated="3"/>
          <table:table-cell table:number-columns-repeated="2"/>
          <table:table-cell table:style-name="ce42"/>
          <table:table-cell table:style-name="ce8"/>
          <table:table-cell table:style-name="ce56" table:number-columns-repeated="4"/>
          <table:table-cell table:style-name="ce64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6" office:value-type="string">
            <text:p>ID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E</text:p>
          </table:table-cell>
          <table:table-cell table:style-name="ce20" office:value-type="string">
            <text:p>F</text:p>
          </table:table-cell>
          <table:table-cell office:value-type="string">
            <text:p>← la récursion est lancé sur ce snap</text:p>
          </table:table-cell>
          <table:table-cell/>
          <table:table-cell table:style-name="ce42"/>
          <table:table-cell table:style-name="ce8"/>
          <table:table-cell office:value-type="string">
            <text:p>On sort du while si tout les enfant créer se sont terminé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7" office:value-type="string">
            <text:p>ok</text:p>
          </table:table-cell>
          <table:table-cell table:style-name="ce12" office:value-type="string">
            <text:p>{3,5 }</text:p>
          </table:table-cell>
          <table:table-cell table:style-name="ce12" office:value-type="string">
            <text:p>// deja pausé → {1,2, 4}</text:p>
          </table:table-cell>
          <table:table-cell table:style-name="ce21"/>
          <table:table-cell office:value-type="string">
            <text:p>car la piece 3 rentre dans map_str</text:p>
          </table:table-cell>
          <table:table-cell/>
          <table:table-cell table:style-name="ce42"/>
          <table:table-cell table:style-name="ce8" office:value-type="string">
            <text:p><text:s text:c="2"/>}</text:p>
          </table:table-cell>
          <table:table-cell office:value-type="string">
            <text:p>Ou si aucune des pieces restante n'a pu rentrer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7" office:value-type="string">
            <text:p>last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21"/>
          <table:table-cell office:value-type="string">
            <text:p>ce qui donne le snap ci-dessous</text:p>
          </table:table-cell>
          <table:table-cell/>
          <table:table-cell table:style-name="ce42"/>
          <table:table-cell table:style-name="ce48"/>
          <table:table-cell table:style-name="ce30" table:number-columns-repeated="4"/>
          <table:table-cell table:style-name="ce65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8" office:value-type="string">
            <text:p>map_str</text:p>
          </table:table-cell>
          <table:table-cell table:style-name="ce23" office:value-type="string">
            <text:p><text:s/>“““...\n…....\n…....\n</text:p>
          </table:table-cell>
          <table:table-cell table:style-name="ce14"/>
          <table:table-cell table:style-name="ce22"/>
          <table:table-cell office:value-type="string">
            <text:p>qui est géré par le nouveau call de</text:p>
          </table:table-cell>
          <table:table-cell/>
          <table:table-cell table:style-name="ce42"/>
          <table:table-cell table:style-name="ce49" office:value-type="string">
            <text:p>SNAPIT(mapsnap, liste_pieces, map_str, last)</text:p>
          </table:table-cell>
          <table:table-cell table:style-name="ce58" table:number-columns-repeated="4"/>
          <table:table-cell table:style-name="ce66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5" office:value-type="string">
            <text:p>CETTE FOIS LA PIECES 4 EST PAUSE </text:p>
          </table:table-cell>
          <table:table-cell table:style-name="ce15" table:number-columns-repeated="3"/>
          <table:table-cell office:value-type="string">
            <text:p>loop2_mapsnap</text:p>
          </table:table-cell>
          <table:table-cell/>
          <table:table-cell table:style-name="ce42"/>
          <table:table-cell table:style-name="ce8" office:value-type="string">
            <text:p>Ajoute un maillon et le configure de cette facon →</text:p>
          </table:table-cell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table:style-name="ce8"/>
          <table:table-cell table:number-columns-repeated="2"/>
          <table:table-cell office:value-type="string">
            <text:p>ON ARRIVE A PAUSER LA 3 ET LA 5 WP GG</text:p>
          </table:table-cell>
          <table:table-cell table:style-name="ce15" table:number-columns-repeated="4"/>
          <table:table-cell/>
          <table:table-cell table:style-name="ce42"/>
          <table:table-cell table:style-name="ce8" office:value-type="string">
            <text:p>int</text:p>
          </table:table-cell>
          <table:table-cell office:value-type="string">
            <text:p>ID </text:p>
          </table:table-cell>
          <table:table-cell office:value-type="string">
            <text:p><text:s/>= static ID++ ;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6" office:value-type="string">
            <text:p>ID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E</text:p>
          </table:table-cell>
          <table:table-cell table:style-name="ce20" office:value-type="string">
            <text:p>F</text:p>
          </table:table-cell>
          <table:table-cell/>
          <table:table-cell table:style-name="ce42"/>
          <table:table-cell table:style-name="ce8" office:value-type="string">
            <text:p>int</text:p>
          </table:table-cell>
          <table:table-cell office:value-type="string">
            <text:p>*ok {1, 2, 3, …}</text:p>
          </table:table-cell>
          <table:table-cell office:value-type="string">
            <text:p><text:s/>= index des pieces restante a pausé après ce snap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7" office:value-type="string">
            <text:p>ok</text:p>
          </table:table-cell>
          <table:table-cell table:style-name="ce12" office:value-type="string">
            <text:p>{ 5 }</text:p>
          </table:table-cell>
          <table:table-cell table:style-name="ce12" office:value-type="string">
            <text:p>// deja pausé → {1,2, 3, 4}</text:p>
          </table:table-cell>
          <table:table-cell table:style-name="ce21"/>
          <table:table-cell/>
          <table:table-cell table:style-name="ce42"/>
          <table:table-cell table:style-name="ce8" office:value-type="string">
            <text:p>char</text:p>
          </table:table-cell>
          <table:table-cell office:value-type="string">
            <text:p>*map_str</text:p>
          </table:table-cell>
          <table:table-cell office:value-type="string">
            <text:p><text:s/>= etat de la map avec la nouvelle pieces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7" office:value-type="string">
            <text:p>last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21"/>
          <table:table-cell table:style-name="ce39"/>
          <table:table-cell table:style-name="ce42"/>
          <table:table-cell table:style-name="ce8" office:value-type="string">
            <text:p>int</text:p>
          </table:table-cell>
          <table:table-cell office:value-type="string">
            <text:p>*last </text:p>
          </table:table-cell>
          <table:table-cell office:value-type="string">
            <text:p><text:s/>= la piece qui à était pausé dans le while de loop2_solveit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8" office:value-type="string">
            <text:p>map_str</text:p>
          </table:table-cell>
          <table:table-cell table:style-name="ce23" office:value-type="string">
            <text:p><text:s/>“““...\n…....\n…....\n</text:p>
          </table:table-cell>
          <table:table-cell table:style-name="ce14"/>
          <table:table-cell table:style-name="ce22"/>
          <table:table-cell/>
          <table:table-cell table:style-name="ce42"/>
          <table:table-cell table:style-name="ce8" office:value-type="string">
            <text:p>s_mapsnap</text:p>
          </table:table-cell>
          <table:table-cell office:value-type="string">
            <text:p>*prev</text:p>
          </table:table-cell>
          <table:table-cell office:value-type="string">
            <text:p><text:s/>= NULL pour premier maillon ou adresse de celui transmit 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9"/>
          <table:table-cell table:style-name="ce19" table:number-columns-repeated="3"/>
          <table:table-cell table:style-name="ce30" office:value-type="string">
            <text:p>← fonction loop2_mapsnap récursion 5</text:p>
          </table:table-cell>
          <table:table-cell table:style-name="ce30" table:number-columns-repeated="3"/>
          <table:table-cell table:style-name="ce19"/>
          <table:table-cell table:style-name="ce44"/>
          <table:table-cell table:style-name="ce8" office:value-type="string">
            <text:p>s_mapsnap</text:p>
          </table:table-cell>
          <table:table-cell office:value-type="string">
            <text:p>*next</text:p>
          </table:table-cell>
          <table:table-cell office:value-type="string">
            <text:p><text:s/>= NULL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number-columns-repeated="10"/>
          <table:table-cell table:style-name="ce8" office:value-type="string">
            <text:p>Puis renvoie ce nouveau maillon et non pas la tete de liste</text:p>
          </table:table-cell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office:value-type="string">
            <text:p>NB.</text:p>
          </table:table-cell>
          <table:table-cell office:value-type="string">
            <text:p>IL SERAIT PLUS INTERESSANT QUE LA LISTE DES PIECES SOIT UN TABLEAU</text:p>
          </table:table-cell>
          <table:table-cell table:number-columns-repeated="8"/>
          <table:table-cell table:style-name="ce50"/>
          <table:table-cell table:style-name="ce59" table:number-columns-repeated="4"/>
          <table:table-cell table:style-name="ce67"/>
          <table:table-cell table:number-columns-repeated="1008"/>
        </table:table-row>
        <table:table-row table:style-name="ro4">
          <table:table-cell/>
          <table:table-cell office:value-type="string">
            <text:p>IL SERAIT TRANSMIT DANS LE LOOP2_MAPSNAP ET LE CHAMPS « ok » DE CHAQUE SNAP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4"/>PERMETRAIT DE SAVOIR CE QU'IL FAUT ENCORE UTILISER SANS POUR AUTANT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4"/>MODIFIER LE TABLEAU DE PIECES EN LUI MEME, NI MEME LE PARCOURIR COMM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3"/>ON LE FERAIS AVEC LA LISTE</text:p>
          </table:table-cell>
          <table:table-cell table:number-columns-repeated="1022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08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8T08:19:16</dc:date>
    <dc:creator>Michael LINHARDT</dc:creator>
    <meta:editing-duration>PT2H37M22S</meta:editing-duration>
    <meta:editing-cycles>34</meta:editing-cycles>
    <meta:generator>OpenOffice/4.1.2$Unix OpenOffice.org_project/412m3$Build-9782</meta:generator>
    <meta:document-statistic meta:table-count="3" meta:cell-count="172" meta:object-count="0"/>
  </office:meta>
</office:document-meta>
</file>